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5-30_11-57-12_000.jpg</text:p>
          </table:table-cell>
          <table:table-cell table:style-name="ce20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710937 E-139-34-49.324951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5-30_16-54-54_000.jpg</text:p>
          </table:table-cell>
          <table:table-cell table:style-name="ce20" office:value-type="string">
            <text:p>:m RES #*# / free# JVEMV6 70#_86 / 70. CO2 (lang=ko) / w=금속탄산염;제1유동층;양이온,topic=발명,other=~,think~,doc=r-22-5~2#4</text:p>
          </table:table-cell>
          <table:table-cell table:style-name="ce4"/>
          <table:table-cell table:style-name="ce4"/>
          <table:table-cell table:style-name="ce4" office:value-type="string">
            <text:p>N-35-35-28.573608 E-139-34-49.270019</text:p>
          </table:table-cell>
          <table:table-cell table:style-name="ce38" table:formula="of:=IF([.E3]=&quot;&quot;;[.C3];CONCATENATE([.C3];&quot; / &quot;;[.E3]))" office:value-type="string" office:string-value=":m RES #*# / free# JVEMV6 70#_86 / 70. CO2 (lang=ko) / w=금속탄산염;제1유동층;양이온,topic=발명,other=~,think~,doc=r-22-5~2#4">
            <text:p>:m RES #*# / free# JVEMV6 70#_86 / 70. CO2 (lang=ko) / w=금속탄산염;제1유동층;양이온,topic=발명,other=~,think~,doc=r-22-5~2#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5-30_21-13-29_000.jpg</text:p>
          </table:table-cell>
          <table:table-cell table:style-name="ce20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62854 E-139-34-49.270019</text:p>
          </table:table-cell>
          <table:table-cell table:style-name="ce38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5-31_03-31-32_000.jpg</text:p>
          </table:table-cell>
          <table:table-cell table:style-name="ce18" office:value-type="string">
            <text:p>:m other / log / 寝る前　ウェブ閲覧　記録　（for オナニー） / 了</text:p>
          </table:table-cell>
          <table:table-cell table:style-name="ce17"/>
          <table:table-cell table:style-name="ce4"/>
          <table:table-cell table:style-name="ce4" office:value-type="string">
            <text:p>N-35-35-28.587341 E-139-34-49.379882</text:p>
          </table:table-cell>
          <table:table-cell table:style-name="ce38" table:formula="of:=IF([.E5]=&quot;&quot;;[.C5];CONCATENATE([.C5];&quot; / &quot;;[.E5]))" office:value-type="string" office:string-value=":m other / log / 寝る前　ウェブ閲覧　記録　（for オナニー） / 了">
            <text:p>:m other / log / 寝る前　ウェブ閲覧　記録　（for オナニー） / 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5-31_03-31-48_000.jpg</text:p>
          </table:table-cell>
          <table:table-cell table:style-name="ce19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8.587341 E-139-34-49.379882</text:p>
          </table:table-cell>
          <table:table-cell table:style-name="ce38" table:formula="of:=IF([.E6]=&quot;&quot;;[.C6];CONCATENATE([.C6];&quot; / &quot;;[.E6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5-31_07-28-59_000.jpg</text:p>
          </table:table-cell>
          <table:table-cell table:style-name="ce17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463745 E-139-34-49.324951</text:p>
          </table:table-cell>
          <table:table-cell table:style-name="ce38" table:formula="of:=IF([.E7]=&quot;&quot;;[.C7];CONCATENATE([.C7];&quot; / &quot;;[.E7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5-31_07-30-29_000.jpg</text:p>
          </table:table-cell>
          <table:table-cell table:style-name="ce20" office:value-type="string">
            <text:p>:m :th / topic=leftな人たちの言説 / content=left、あるいはradicalな人たちの言説；心地いい；「上位校に合格しよう」という類の言説は、危うさを残す：みんなが頑張ったら、誰かは落ちる</text:p>
          </table:table-cell>
          <table:table-cell table:style-name="ce17"/>
          <table:table-cell table:style-name="ce4"/>
          <table:table-cell table:style-name="ce4" office:value-type="string">
            <text:p>N-35-35-28.450012 E-139-34-49.324951</text:p>
          </table:table-cell>
          <table:table-cell table:style-name="ce38" table:formula="of:=IF([.E8]=&quot;&quot;;[.C8];CONCATENATE([.C8];&quot; / &quot;;[.E8]))" office:value-type="string" office:string-value=":m :th / topic=leftな人たちの言説 / content=left、あるいはradicalな人たちの言説；心地いい；「上位校に合格しよう」という類の言説は、危うさを残す：みんなが頑張ったら、誰かは落ちる">
            <text:p>:m :th / topic=leftな人たちの言説 / content=left、あるいはradicalな人たちの言説；心地いい；「上位校に合格しよう」という類の言説は、危うさを残す：みんなが頑張ったら、誰かは落ちる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5-31_09-10-11_000.jpg</text:p>
          </table:table-cell>
          <table:table-cell table:style-name="ce18" office:value-type="string">
            <text:p>:m RES ## / free# JVEMV6 72#12_X / 72. read / 12. articles (lang=en) / w=lehava;kahane,topic=~,other=~,think~,doc=g-12.d-4</text:p>
          </table:table-cell>
          <table:table-cell table:style-name="ce17"/>
          <table:table-cell table:style-name="ce4"/>
          <table:table-cell table:style-name="ce4" office:value-type="string">
            <text:p>N-35-35-28.642272 E-139-34-48.940429</text:p>
          </table:table-cell>
          <table:table-cell table:style-name="ce38" table:formula="of:=IF([.E9]=&quot;&quot;;[.C9];CONCATENATE([.C9];&quot; / &quot;;[.E9]))" office:value-type="string" office:string-value=":m RES ## / free# JVEMV6 72#12_X / 72. read / 12. articles (lang=en) / w=lehava;kahane,topic=~,other=~,think~,doc=g-12.d-4">
            <text:p>:m RES ## / free# JVEMV6 72#12_X / 72. read / 12. articles (lang=en) / w=lehava;kahane,topic=~,other=~,think~,doc=g-12.d-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10]=&quot;&quot;;[.C10];CONCATENATE([.C10];&quot; / &quot;;[.E10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3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36">
            <text:p>3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8">
            <text:p>8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5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5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5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5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52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3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31">2021/05/31</text:date>, <text:time>10:23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5-31T10:23:01.90</dc:date>
    <dc:creator>iwabuchi ken</dc:creator>
    <meta:editing-duration>P33DT19H8M31S</meta:editing-duration>
    <meta:editing-cycles>12541</meta:editing-cycles>
    <meta:document-statistic meta:table-count="1" meta:cell-count="344" meta:object-count="0"/>
  </office:meta>
</office:document-meta>
</file>